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chapter" style:master-page-name="">
      <style:paragraph-properties fo:break-before="page"/>
    </style:style>
    <style:style style:name="P2" style:family="paragraph" style:parent-style-name="p" style:master-page-name="">
      <style:paragraph-properties fo:keep-together="always"/>
    </style:style>
    <style:style style:name="P3" style:family="paragraph" style:parent-style-name="h1">
      <style:paragraph-properties fo:break-before="page"/>
    </style:style>
    <style:style style:name="P4" style:family="paragraph" style:parent-style-name="h2">
      <style:paragraph-properties fo:break-before="page"/>
    </style:style>
    <style:style style:name="P5" style:family="paragraph" style:parent-style-name="p">
      <style:paragraph-properties fo:break-before="page"/>
    </style:style>
    <text:list-style style:name="L1">
      <text:list-level-style-number text:level="1" style:num-prefix="Module " style:num-suffix=" – " style:num-format="1" text:start-value="6"/>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tyle examples</text:h>
      <text:p text:style-name="p">Title-chapter style has been used as the first style in this document as it requires outline numbering based on a module number. </text:p>
      <text:p text:style-name="p">Title style would have been used as the first style if the document did not require outline numbering based on a module number.</text:p>
      <text:p text:style-name="p">In both the Word and Writer templates, use the ICE styles instead of the default word-processor styles.</text:p>
      <text:p text:style-name="h1">First level heading (h1 style – unnumbered heading)</text:p>
      <text:p text:style-name="p">p style p style p style p style p style p style p style p style p style p style p style p style p style p style p style p style p style p style p style p style p style </text:p>
      <text:h text:style-name="h1n" text:outline-level="2">First level heading (h1n style – numbered heading)</text:h>
      <text:p text:style-name="p">p style p style p style p style p style p style p style p style p style p style p style p style p style p style p style p style p style p style p style p style p style </text:p>
      <text:p text:style-name="h2">Second level heading (h2 style – unnumbered heading)</text:p>
      <text:p text:style-name="p">p style p style p style p style p style p style p style p style p style p style p style p style p style p style p style p style p style p style p style p style p style </text:p>
      <text:h text:style-name="h2n" text:outline-level="3">Second level heading (h2n style – numbered heading)</text:h>
      <text:p text:style-name="p">p style p style p style p style p style p style p style p style p style p style p style p style p style p style p style p style p style p style p style p style p style </text:p>
      <text:p text:style-name="h3">Third level heading (h3 style – unnumbered heading)</text:p>
      <text:p text:style-name="P2">p style p style p style p style p style p style p style p style p style p style p style p style p style p style p style p style p style p style p style p style p style </text:p>
      <text:h text:style-name="h3n" text:outline-level="4">Third level heading (h3n style – numbered heading)</text:h>
      <text:p text:style-name="p">p style p style p style p style p style p style p style p style p style p style p style p style p style p style p style p style p style p style p style p style p style </text:p>
      <text:p text:style-name="h4">Fourth level heading (h4 style – unnumbered heading)</text:p>
      <text:p text:style-name="P2">p style p style p style p style p style p style p style p style p style p style p style p style p style p style p style p style p style p style p style p style p style </text:p>
      <text:h text:style-name="h4n" text:outline-level="5">Fourth level heading (h4n style – numbered heading – rarely used)</text:h>
      <text:p text:style-name="p">p style p style p style p style p style p style p style p style p style p style p style p style p style p style p style p style p style p style p style p style p style </text:p>
      <text:p text:style-name="h5">Fifth level heading (h5 style – unnumbered heading – rarely used)</text:p>
      <text:p text:style-name="p">p style p style p style p style p style p style p style p style p style p style p style p style p style p style p style p style p style p style p style p style p style </text:p>
      <text:h text:style-name="h5n" text:outline-level="6">Fifth level heading (h5n style –numbered heading – rarely used)</text:h>
      <text:p text:style-name="p">p style p style p style p style p style p style p style p style p style p style p style p style p style p style p style p style p style p style p style p style p style </text:p>
      <text:p text:style-name="h1">Paragraphs</text:p>
      <text:p text:style-name="p">p style p style p style p style p style p style p style p style p style p style p style p style p style p style p style p style p style p style p style p style p style </text:p>
      <text:p text:style-name="p-center">p-center style p-center style p-center style</text:p>
      <text:p text:style-name="p-right">p-right style p-right style p-right style</text:p>
      <text:p text:style-name="p-firstline-indent">p-firstline-indent style p-firstline-indent style p-firstline-indent style p-firstline-indent style p-firstline-indent style p-firstline-indent style p-firstline-indent style </text:p>
      <text:p text:style-name="p-hanging-indent">p-hanging-indent p-hanging-indent p-hanging-indent p-hanging-indent p-hanging-indent p-hanging-indent p-hanging-indent p-hanging-indent p-hanging-indent </text:p>
      <text:p text:style-name="p-latex">p-latex style p-latex style p-latex style p-latex style p-latex style p-latex style p-latex style p-latex style p-latex style p-latex style p-latex style p-latex style p-latex style p-latex style </text:p>
      <text:p text:style-name="p"/>
      <text:p text:style-name="P3">Lists</text:p>
      <text:p text:style-name="h2">Bulleted list</text:p>
      <text:list text:style-name="li1b">
        <text:list-item>
          <text:p text:style-name="li1b">level 1 item – li1b style </text:p>
        </text:list-item>
      </text:list>
      <text:p text:style-name="li1p">level 1 paragraph – li1p style</text:p>
      <text:list text:style-name="li1b">
        <text:list-item text:start-value="1">
          <text:p text:style-name="li1b">level 1 item – li1b style </text:p>
        </text:list-item>
      </text:list>
      <text:list text:style-name="li2b">
        <text:list-item>
          <text:p text:style-name="li2b">level 2 item – li2b style</text:p>
        </text:list-item>
      </text:list>
      <text:p text:style-name="li2p">level 2 paragraph – li2p style</text:p>
      <text:list text:style-name="li3b">
        <text:list-item>
          <text:p text:style-name="li3b">level 3 item – li3b style</text:p>
        </text:list-item>
      </text:list>
      <text:p text:style-name="li3p">level 3 paragraph – li3p style</text:p>
      <text:list text:style-name="li4b">
        <text:list-item>
          <text:p text:style-name="li4b">level 4 item – li4b style</text:p>
        </text:list-item>
      </text:list>
      <text:p text:style-name="li4p">level 4 paragraph – li4p style</text:p>
      <text:list text:style-name="li5b">
        <text:list-item>
          <text:p text:style-name="li5b">level 5 item – li5b style</text:p>
        </text:list-item>
      </text:list>
      <text:p text:style-name="li5p">level 5 paragraph – li5p style</text:p>
      <text:list text:style-name="li1b">
        <text:list-item text:start-value="1">
          <text:p text:style-name="li1b">level 1 item – li1b style </text:p>
        </text:list-item>
      </text:list>
      <text:p text:style-name="h2">Numbered list</text:p>
      <text:list text:style-name="li1n">
        <text:list-item>
          <text:p text:style-name="li1n">level 1 item – li1n style</text:p>
        </text:list-item>
      </text:list>
      <text:p text:style-name="li1p">level 1 paragraph – li1p style</text:p>
      <text:list text:style-name="li2n">
        <text:list-item>
          <text:p text:style-name="li2n">level 2 item – li2n style</text:p>
        </text:list-item>
      </text:list>
      <text:p text:style-name="li2p">level 2 paragraph – li2p style</text:p>
      <text:list text:style-name="li2n" text:continue-numbering="true">
        <text:list-item>
          <text:p text:style-name="li2n">level 2 item – li2n style</text:p>
        </text:list-item>
      </text:list>
      <text:list text:style-name="li3n">
        <text:list-item>
          <text:p text:style-name="li3n">level 3 item – li3n style</text:p>
        </text:list-item>
      </text:list>
      <text:p text:style-name="li3p">level 3 paragraph – li3p style</text:p>
      <text:list text:style-name="li3n" text:continue-numbering="true">
        <text:list-item>
          <text:p text:style-name="li3n">level 3 item – li3n style</text:p>
        </text:list-item>
      </text:list>
      <text:list text:style-name="li4n">
        <text:list-item>
          <text:p text:style-name="li4n">level 4 item – li4n style</text:p>
        </text:list-item>
      </text:list>
      <text:p text:style-name="li4p">level 4 paragraph – li4p style</text:p>
      <text:list text:style-name="li4n" text:continue-numbering="true">
        <text:list-item>
          <text:p text:style-name="li4n">level 4 item – li4n style</text:p>
        </text:list-item>
      </text:list>
      <text:list text:style-name="li5n">
        <text:list-item>
          <text:p text:style-name="li5n">level 5 item – li5n style</text:p>
        </text:list-item>
      </text:list>
      <text:p text:style-name="li5p">level 5 paragraph – li5p style</text:p>
      <text:list text:style-name="li5n" text:continue-numbering="true">
        <text:list-item>
          <text:p text:style-name="li5n">level 5 item – li5n style</text:p>
        </text:list-item>
      </text:list>
      <text:p text:style-name="p"/>
      <text:p text:style-name="h2">Lower a list</text:p>
      <text:list text:style-name="li1a">
        <text:list-item>
          <text:p text:style-name="li1a">level 1 item – li1a style</text:p>
        </text:list-item>
      </text:list>
      <text:list text:style-name="li2a">
        <text:list-item>
          <text:p text:style-name="li2a">level 2 item – li2a style</text:p>
        </text:list-item>
        <text:list-item>
          <text:p text:style-name="li2a">level 2 item – li2a style</text:p>
        </text:list-item>
      </text:list>
      <text:list text:style-name="li3a">
        <text:list-item>
          <text:p text:style-name="li3a">level 3 item – li3a style</text:p>
        </text:list-item>
        <text:list-item>
          <text:p text:style-name="li3a">level 3 item – li3a style</text:p>
        </text:list-item>
      </text:list>
      <text:list text:style-name="li4a">
        <text:list-item>
          <text:p text:style-name="li4a">level 4 item – li4a style</text:p>
        </text:list-item>
        <text:list-item>
          <text:p text:style-name="li4a">level 4 item – li4a style</text:p>
        </text:list-item>
      </text:list>
      <text:list text:style-name="li5a">
        <text:list-item>
          <text:p text:style-name="li5a">level 5 item – li5a style</text:p>
        </text:list-item>
        <text:list-item>
          <text:p text:style-name="li5a">level 5 item – li5a style</text:p>
        </text:list-item>
      </text:list>
      <text:p text:style-name="h2">Upper A list</text:p>
      <text:list text:style-name="li1A">
        <text:list-item>
          <text:p text:style-name="li1A">level 1 item – li1A style</text:p>
        </text:list-item>
        <text:list-item>
          <text:p text:style-name="li1A">level 1 item – li1A style</text:p>
        </text:list-item>
      </text:list>
      <text:list text:style-name="li2A">
        <text:list-item>
          <text:p text:style-name="li2A">level 2 item – li2A style</text:p>
        </text:list-item>
        <text:list-item>
          <text:p text:style-name="li2A">level 2 item – li2A style</text:p>
        </text:list-item>
      </text:list>
      <text:list text:style-name="li3A">
        <text:list-item>
          <text:p text:style-name="li3A">level 3 item – li3A style</text:p>
        </text:list-item>
        <text:list-item>
          <text:p text:style-name="li3A">level 3 item – li3A style</text:p>
        </text:list-item>
      </text:list>
      <text:list text:style-name="li4A">
        <text:list-item>
          <text:p text:style-name="li4A">level 4 item – li4A style</text:p>
        </text:list-item>
        <text:list-item>
          <text:p text:style-name="li4A">level 4 item – li4A style</text:p>
        </text:list-item>
      </text:list>
      <text:list text:style-name="li5A">
        <text:list-item>
          <text:p text:style-name="li5A">level 5 item – li5A style</text:p>
        </text:list-item>
        <text:list-item>
          <text:p text:style-name="li5A">level 5 item – li5A style</text:p>
        </text:list-item>
      </text:list>
      <text:p text:style-name="p"/>
      <text:p text:style-name="P4">Lower i list</text:p>
      <text:list text:style-name="li1i">
        <text:list-item>
          <text:p text:style-name="li1i">level 1 item – li1i style</text:p>
        </text:list-item>
        <text:list-item>
          <text:p text:style-name="li1i">level 1 item – li1i style</text:p>
        </text:list-item>
      </text:list>
      <text:list text:style-name="li2i">
        <text:list-item>
          <text:p text:style-name="li2i">level 2 item – li2i style</text:p>
        </text:list-item>
        <text:list-item>
          <text:p text:style-name="li2i">level 2 item – li2i style</text:p>
        </text:list-item>
      </text:list>
      <text:list text:style-name="li3i">
        <text:list-item>
          <text:p text:style-name="li3i">level 3 item – li3i style</text:p>
        </text:list-item>
        <text:list-item>
          <text:p text:style-name="li3i">level 3 item – li3i style</text:p>
        </text:list-item>
      </text:list>
      <text:list text:style-name="li4i">
        <text:list-item>
          <text:p text:style-name="li4i">level 4 item – li4i style</text:p>
        </text:list-item>
        <text:list-item>
          <text:p text:style-name="li4i">level 4 item – li4i style</text:p>
        </text:list-item>
      </text:list>
      <text:list text:style-name="li5i">
        <text:list-item>
          <text:p text:style-name="li5i">level 5 item – li5i style</text:p>
        </text:list-item>
        <text:list-item>
          <text:p text:style-name="li5i">level 5 item – li5i style</text:p>
        </text:list-item>
      </text:list>
      <text:p text:style-name="h2">Upper I list</text:p>
      <text:list text:style-name="li1I">
        <text:list-item>
          <text:p text:style-name="li1I">level 1 item – li1I style</text:p>
        </text:list-item>
        <text:list-item>
          <text:p text:style-name="li1I">level 1 item – li1I style</text:p>
        </text:list-item>
      </text:list>
      <text:list text:style-name="li2I">
        <text:list-item>
          <text:p text:style-name="li2I">level 2 item – li2I style</text:p>
        </text:list-item>
        <text:list-item>
          <text:p text:style-name="li2I">level 2 item – li2I style</text:p>
        </text:list-item>
      </text:list>
      <text:list text:style-name="li3I">
        <text:list-item>
          <text:p text:style-name="li3I">level 3 item – li3I style</text:p>
        </text:list-item>
        <text:list-item>
          <text:p text:style-name="li3I">level 3 item – li3I style</text:p>
        </text:list-item>
      </text:list>
      <text:list text:style-name="li4I">
        <text:list-item>
          <text:p text:style-name="li4I">level 4 item – li4I style</text:p>
        </text:list-item>
        <text:list-item>
          <text:p text:style-name="li4I">level 4 item – li4I style</text:p>
        </text:list-item>
      </text:list>
      <text:list text:style-name="li5I">
        <text:list-item>
          <text:p text:style-name="li5I">level 5 item – li5I style</text:p>
        </text:list-item>
        <text:list-item>
          <text:p text:style-name="li5I">level 5 item – li5I style</text:p>
        </text:list-item>
      </text:list>
      <text:p text:style-name="p"/>
      <text:p text:style-name="P4">Definition lists</text:p>
      <text:p text:style-name="p">Used for content consisting of a term and description. For example, a glossary.</text:p>
      <text:p text:style-name="dt1">definition term level 1 – dt1 style</text:p>
      <text:p text:style-name="dd1">definition description level 1 – dd1 style</text:p>
      <text:p text:style-name="dt2">definition term level 2 – dt2 style</text:p>
      <text:p text:style-name="dd2">definition description level 2 – dd2 style</text:p>
      <text:p text:style-name="dt3">definition term level 3 – dt3 style</text:p>
      <text:p text:style-name="dd3">definition description level 3 – dd3 style</text:p>
      <text:p text:style-name="dt4">definition term level 4 – dt4 style</text:p>
      <text:p text:style-name="dd4">definition description level 4 – dd4 style</text:p>
      <text:p text:style-name="dt5">definition term level 5 – dt5 style</text:p>
      <text:p text:style-name="dd5">definition description level 5 – dd5 style</text:p>
      <text:p text:style-name="h1">Blockquotes</text:p>
      <text:p text:style-name="p">Add italic to the blockquote if required. Select the content then apply the i-i style.</text:p>
      <text:p text:style-name="bq1">bq1 style bq1 style bq1 style bq1 style pre5 style pre5 style pre5 style pre5 style pre5 style pre5 style pre5 style pre5 style pre5 style pre5 style </text:p>
      <text:p text:style-name="bq1source">bq1source style</text:p>
      <text:p text:style-name="bq2">bq2 style bq2 style bq2 style bq2 style bq2 style bq2 style bq2 style bq2 style bq2 style bq2 style bq2 style bq2 style bq2 style bq2 style bq2 style bq2 style </text:p>
      <text:p text:style-name="bq2source">bq2source style</text:p>
      <text:p text:style-name="bq3">bq3 style bq3 style bq3 style bq3 style bq3 style bq3 style bq3 style bq3 style bq3 style bq3 style bq3 style bq3 style bq3 style bq3 style bq3 style </text:p>
      <text:p text:style-name="bq3source">bq3source style</text:p>
      <text:p text:style-name="bq4">bq4 style bq4 style <text:s/>bq4 style bq4 style bq4 style <text:s/>bq4 style bq4 style bq4 style <text:s/>bq4 style bq4 style bq4 style <text:s/>bq4 style </text:p>
      <text:p text:style-name="bq4source">bq4source style</text:p>
      <text:p text:style-name="bq5">bq5 style bq5 style bq5 style bq5 style bq5 style bq5 style bq5 style bq5 style bq5 style bq5 style bq5 style bq5 style </text:p>
      <text:p text:style-name="bq5source">bq5source style</text:p>
      <text:p text:style-name="h1">Preformatted</text:p>
      <text:p text:style-name="p">Mainly used for the display of program code. Add a soft-return at the end of each row.</text:p>
      <text:p text:style-name="pre1">pre1 style pre1 style pre1 style pre1 style pre1 style pre1 style <text:line-break/>pre1 style pre1 style pre1 style pre1 style pre1 style pre1 style <text:line-break/>pre1 style pre1 style pre1 style pre1 style pre1 style pre1 style </text:p>
      <text:p text:style-name="pre2">pre2 style pre2 style pre2 style pre2 style pre2 style pre2 <text:line-break/>style pre2 style pre2 style pre2 style pre2 style pre2 style <text:line-break/>style pre2 style pre2 style pre2 style pre2 style pre2 style</text:p>
      <text:p text:style-name="pre3">pre3 style pre3 style pre3 style pre3 style pre3 style pre3 <text:line-break/>style pre3 style pre3 style pre3 style pre3 style style <text:line-break/> re3 style pre3 style pre3 style pre3 style</text:p>
      <text:p text:style-name="pre4">pre4 style pre4 style pre4 style pre4 style pre4 style <text:line-break/>pre4 style pre4 style pre4 style pre4 style pre4 style <text:line-break/>pre4 style pre4 style pre4 style pre4 style pre4 style </text:p>
      <text:p text:style-name="pre5">pre5 style pre5 style pre5 style pre5 style pre5 style<text:line-break/>pre5 style pre5 style pre5 style pre5 style pre5 style<text:line-break/>pre5 style pre5 style</text:p>
      <text:p text:style-name="h1">Inline (character) styles</text:p>
      <text:p text:style-name="p">Italic –<text:span text:style-name="i-i"> i-i style</text:span></text:p>
      <text:p text:style-name="p">Bold –<text:span text:style-name="i-b"> i-b style</text:span></text:p>
      <text:p text:style-name="p">Program code (fixed width) –<text:span text:style-name="i-code"> i-code style</text:span></text:p>
      <text:p text:style-name="p">Subscript – <text:span text:style-name="i-sub">i-sub style</text:span> </text:p>
      <text:p text:style-name="p">Superscript – <text:span text:style-name="i-sup">i-sup style </text:span></text:p>
      <text:p text:style-name="p">LaTeX – <text:span text:style-name="i-latex">i-latex style</text:span></text:p>
      <text:p text:style-name="p"/>
      <text:p text:style-name="P5"/>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6"/>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6 – Style examples</text:title></text:p>
            </table:table-cell>
            <table:table-cell table:style-name="BodyFooter.A1" office:value-type="string">
              <text:p text:style-name="P1"><text:span text:style-name="i-b"><text:page-number text:select-page="current">8</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8</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51" table:style-name="Table51">
          <table:table-column table:style-name="Table51.A"/>
          <table:table-column table:style-name="Table51.B"/>
          <table:table-row>
            <table:table-cell office:value-type="string">
              <text:p text:style-name="Header_20_left"><text:span text:style-name="i-b"><text:page-number text:select-page="current">8</text:page-number></text:span></text:p>
            </table:table-cell>
            <table:table-cell office:value-type="string">
              <text:p text:style-name="P3"><text:subject>Integrated Content Environment (ICE) user guide</text:subject></text:p>
            </table:table-cell>
          </table:table-row>
        </table:table>
        <text:p text:style-name="Header_20_left"/>
      </style:header>
    </style:master-page>
    <style:master-page style:name="Right_20_Page" style:display-name="Right Page" style:page-layout-name="pm4" style:next-style-name="Left_20_Page">
      <style:header>
        <table:table table:name="Table50" table:style-name="Table50">
          <table:table-column table:style-name="Table50.A"/>
          <table:table-column table:style-name="Table50.B"/>
          <table:table-row>
            <table:table-cell table:style-name="Table50.A1" office:value-type="string">
              <text:p text:style-name="Header_20_right"><text:title>Module 6 – Style examples</text:title></text:p>
            </table:table-cell>
            <table:table-cell table:style-name="Table50.A1" office:value-type="string">
              <text:p text:style-name="P1"><text:span text:style-name="i-b"><text:page-number text:select-page="current">8</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8" table:style-name="Table48">
          <table:table-column table:style-name="Table48.A"/>
          <table:table-column table:style-name="Table48.B"/>
          <table:table-row>
            <table:table-cell table:style-name="Table48.A1" office:value-type="string">
              <text:p text:style-name="Header_20_right"><text:title>Module 6 – Style examples</text:title></text:p>
            </table:table-cell>
            <table:table-cell table:style-name="Table48.A1" office:value-type="string">
              <text:p text:style-name="P1"><text:span text:style-name="i-b"><text:page-number text:select-page="current">8</text:page-number></text:span></text:p>
            </table:table-cell>
          </table:table-row>
        </table:table>
        <text:p text:style-name="Header_20_right"/>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8</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8</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8</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8</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8</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6 – Style examples</text:title></text:p>
            </table:table-cell>
            <table:table-cell table:style-name="Table46.A1" office:value-type="string">
              <text:p text:style-name="P1"><text:span text:style-name="i-b"><text:page-number text:select-page="current">8</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8</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Module 6 – Style examples</dc:title>
    <dc:subject>Integrated Content Environment (ICE) user guide</dc:subject>
    <meta:initial-creator>Pamela Glossop</meta:initial-creator>
    <meta:creation-date>2006-06-26T09:43:02</meta:creation-date>
    <dc:creator>Pamela Glossop</dc:creator>
    <dc:date>2006-10-03T09:18:17</dc:date>
    <meta:printed-by>Pamela Glossop</meta:printed-by>
    <meta:print-date>2006-08-24T09:08:02</meta:print-date>
    <dc:language>en-US</dc:language>
    <meta:editing-cycles>69</meta:editing-cycles>
    <meta:editing-duration>PT3H45M24S</meta:editing-duration>
    <meta:template xlink:type="simple" xlink:actuate="onRequest" xlink:role="template" xlink:href="../../../../../../Documents%20and%20Settings/glossop/My%20Documents/ice-usq/trunk/usq-content/templates/ice-template.ott" xlink:title="ice-template" meta:date="2006-07-06T12:44:42"/>
    <meta:user-defined meta:name="Info 1"/>
    <meta:user-defined meta:name="Info 2"/>
    <meta:user-defined meta:name="Info 3"/>
    <meta:user-defined meta:name="Info 4"/>
    <meta:document-statistic meta:table-count="12" meta:image-count="0" meta:object-count="0" meta:page-count="8" meta:paragraph-count="161" meta:word-count="1503" meta:character-count="763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